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447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jouisno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Tagliatelle mit Limettensauce und buntem Sommersalat</text:p>
          </table:table-cell>
        </table:table-row>
        <table:table-row table:style-name="ro1">
          <table:table-cell office:value-type="string" calcext:value-type="string">
            <text:p>1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</table:table-row>
        <table:table-row table:style-name="ro1">
          <table:table-cell office:value-type="string" calcext:value-type="string">
            <text:p>1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 an Knackigem Krautsalat und Salsa-Dip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s Spirelli-Brokkoli-Gratin mit Grünkern und Tomatensauce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Fetakäse an Kräauterquark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Quinoa-Pfanne mit Naturreis und einer leichten Curry-Sauce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Zuppa del Contadino (Bauersuppe) m. Dinkel u. geriebene Käse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-Rahmgeschnetzeltes mit Kartoffelpüree und Champignons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agetthi mit Oliven, Peperoni, Käse und frischen Kräutern, dazu Salat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r Bohnen-Eintopf mit Sonnenblumenkernen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elachs mit Rahmlinsen, bunten Reis und grüner Salat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Pfifferlingsauflauf mit Lauchstreifen und Kräaterkruste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ohlrabicreme-Suppe mit Schnittlauch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opse “Königsberger Art” mit Rote Beete und Kartoffelpüree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Schupfnudeln-Pfanne mit Pesto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Süppchen mit gerösteten Haferflocken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aschlik-Spieß mit ungarische, Letscho und Reis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backene Rosmarin-Ofenkartoffeln mit Ratatouille-Gemüse und Paprika Schmand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aprika-Mais Suppe mit Sonnenblumenkerne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frischen Kräutern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s Leber-Ragout mit Apfel an Kartoffelpüree und gerösteten Zwiebeln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andnudeln an Pfifferlingsrahm und Krischtomaten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rliner Kartoffelsuppe mit Kräuterschmand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chollenfilet gedünstet in Dillrahm mit Kartoffeln und Gurkensalat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einem Kräuter-Dip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cremesuppe mit Käse-Croutons</text:p>
          </table:table-cell>
        </table:table-row>
        <table:table-row table:style-name="ro1">
          <table:table-cell office:value-type="string" calcext:value-type="string">
            <text:p>2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ndenburger Schmorkohl mit Hackfleisch und Petersilienkartoffeln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arfalle mit Tomaten-Oliven-Sauce und frischen Kräutern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mit Pfifferlings-Waldpilz-Rahmsauce, Kartoffelstampf und Tomatensalat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paghettimit Gemüsebolognese und Sonnenblumenkernen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euriger Paprikatopf mit Tofustückche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-Gemüsesuppe mit Kokosmilch und Hähnche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 und Fingermöhren an Salzkartoffel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riechischer Spinatauflauf mit Tzatziki und geröstetem Sesam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Tomatenwürfeln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ikanter Gulasch vom Schwein mit Waldpilzen und Salzkartoffeln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t Gorgonzolasauce, Rucola und Kirschtomate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Rote Linsensuppe mit Paprikastreife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Rotbarsch mit Senfsauce, Kartoffeln und Rahmgurke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olenta-Porree-Auflauf mit gerösteten Sonnenblumenkernen und Tomaten-Pesto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ltes Gurkensüppchen mit Tomaten-Kräuter-Pesto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lügelbällchen mit Paprika-Tomaten-Gemüse und Kartoffelecken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Rahmspinat mit gekochten Eiern an Petersilienkartoffel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ruchtige Kürbissuppe mit gerösteten Kürbiskerne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geschnetzeltes in pikanter Pfeffersauce mit Langkornreis und frischen Kräuter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an Kräuterrahm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rokkolisuppe mit Tomatenwürfel und Sonnenblumenkernen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ini Grillhaxen mit Sellerie-Kartoffelpüree und Malzbiersauce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Orientalische Gemüse Cous Cous Pfanne mit Joghurt-Minz-Dip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ichererbsensüppchen mit frischen Kräutern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, Sour Cream und Cole Slaw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Pfifferling-Rahmsauce und Petersilienschmand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leisch-Soljanka mit saurer Sahne und frischen Kräutern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beljau an Currygemüse mit Basmatireis und buntem Blattsalat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Frischkäsesauce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inestrone mit Knackigen Croutons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ulette nach Balkan Art mit Feta und Peperoni, dazu grüne Bohnen und Kartoffeln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lgur Gemüseüfanne mit gepufften Buchweizen und Pestosauce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üßkartoffelsuppe mit Blattspinat und Tomatenwürfeln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-Kohlpfanne mit Salzkartoffeln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teller mit Holländischer Sauce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suppe mit Basilikum-Schmand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ülltes Putensteak mit Brokkoli und Kurkumareis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Buchweizen und Hausgemachtem Kräuterquark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s Chili con Soja mit Koriander und Joghurtdip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Wiener Art mit Blumenkohlrahm und Salzkartoffeln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 Arabiatta mit Kirschtomaten und Gouda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ine Erbsen-Kräutercremesuppe mit Karottenstreifen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Müllerin Art mit Wurzelgemüse und Petersilienkartoffeln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Waldpilzrisotto mit Parmesanhobel</text:p>
          </table:table-cell>
        </table:table-row>
        <table:table-row table:style-name="ro1">
          <table:table-cell office:value-type="string" calcext:value-type="string">
            <text:p>1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gerösteten Haferflocken</text:p>
          </table:table-cell>
        </table:table-row>
        <table:table-row table:style-name="ro1">
          <table:table-cell office:value-type="string" calcext:value-type="string">
            <text:p>1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boulette gefüllt mit Fetakäse an Ratatouille und Tomatenreis</text:p>
          </table:table-cell>
        </table:table-row>
        <table:table-row table:style-name="ro1">
          <table:table-cell office:value-type="string" calcext:value-type="string">
            <text:p>1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Gemüse-Curry mit Basmatireis und Koriander</text:p>
          </table:table-cell>
        </table:table-row>
        <table:table-row table:style-name="ro1">
          <table:table-cell office:value-type="string" calcext:value-type="string">
            <text:p>2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suppe mit Infwer-Croutons</text:p>
          </table:table-cell>
        </table:table-row>
        <table:table-row table:style-name="ro1">
          <table:table-cell office:value-type="string" calcext:value-type="string">
            <text:p>2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zegediner Gulasch mit Kartoffeln und Creme Fraiche</text:p>
          </table:table-cell>
        </table:table-row>
        <table:table-row table:style-name="ro1">
          <table:table-cell office:value-type="string" calcext:value-type="string">
            <text:p>2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isierte Spaghetti mit Spinat, gerösteten Nüssen und geriebenem Käse</text:p>
          </table:table-cell>
        </table:table-row>
        <table:table-row table:style-name="ro1">
          <table:table-cell office:value-type="string" calcext:value-type="string">
            <text:p>2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luga-Linsensuppe mit Zitronenjoghurt-Dip</text:p>
          </table:table-cell>
        </table:table-row>
        <table:table-row table:style-name="ro1">
          <table:table-cell office:value-type="string" calcext:value-type="string">
            <text:p>2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alscher Hase mit Möhren auf Kartoffelpüree mit Dill-Joghurt-Dip</text:p>
          </table:table-cell>
        </table:table-row>
        <table:table-row table:style-name="ro1">
          <table:table-cell office:value-type="string" calcext:value-type="string">
            <text:p>2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Grünkern-Pfanne mit Naturreis und einer leichten Nuss-Sauce</text:p>
          </table:table-cell>
        </table:table-row>
        <table:table-row table:style-name="ro1">
          <table:table-cell office:value-type="string" calcext:value-type="string">
            <text:p>2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are Rinderbrühe mit Fadennudeln</text:p>
          </table:table-cell>
        </table:table-row>
        <table:table-row table:style-name="ro1">
          <table:table-cell office:value-type="string" calcext:value-type="string">
            <text:p>2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Pfifferlingsauce und Rosmarinkartoffeln</text:p>
          </table:table-cell>
        </table:table-row>
        <table:table-row table:style-name="ro1">
          <table:table-cell office:value-type="string" calcext:value-type="string">
            <text:p>2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Basilikumpesto und Marktgemüse</text:p>
          </table:table-cell>
        </table:table-row>
        <table:table-row table:style-name="ro1">
          <table:table-cell office:value-type="string" calcext:value-type="string">
            <text:p>2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remige Rucola-Käsesuppe mit Chili-Croutons</text:p>
          </table:table-cell>
        </table:table-row>
        <table:table-row table:style-name="ro1">
          <table:table-cell office:value-type="string" calcext:value-type="string">
            <text:p>2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Seelachs auf Mangold-Zucchinigemüse mit gebackenen Süßkartoffeln und Currysauce</text:p>
          </table:table-cell>
        </table:table-row>
        <table:table-row table:style-name="ro1">
          <table:table-cell office:value-type="string" calcext:value-type="string">
            <text:p>2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uriger Couscous mit marokkanischem Gemüsetopf und Ingwer-Zimt-Dip</text:p>
          </table:table-cell>
        </table:table-row>
        <table:table-row table:style-name="ro1">
          <table:table-cell office:value-type="string" calcext:value-type="string">
            <text:p>2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-Cremesuppe mit Kräutern</text:p>
          </table:table-cell>
        </table:table-row>
        <table:table-row table:style-name="ro1">
          <table:table-cell office:value-type="string" calcext:value-type="string">
            <text:p>2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nach Stroganoff Art mit Salzkartoffeln</text:p>
          </table:table-cell>
        </table:table-row>
        <table:table-row table:style-name="ro1">
          <table:table-cell office:value-type="string" calcext:value-type="string">
            <text:p>2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Amaranth-Pfanne an Tomatensauce</text:p>
          </table:table-cell>
        </table:table-row>
        <table:table-row table:style-name="ro1">
          <table:table-cell office:value-type="string" calcext:value-type="string">
            <text:p>2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Möhrensuppe mit Orangen-Joghurt</text:p>
          </table:table-cell>
        </table:table-row>
        <table:table-row table:style-name="ro1">
          <table:table-cell office:value-type="string" calcext:value-type="string">
            <text:p>2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mit Tomaten-Paprikasauce und Vollkornreis</text:p>
          </table:table-cell>
        </table:table-row>
        <table:table-row table:style-name="ro1">
          <table:table-cell office:value-type="string" calcext:value-type="string">
            <text:p>2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Kichererbsenpfanne und Joghurt-Dip</text:p>
          </table:table-cell>
        </table:table-row>
        <table:table-row table:style-name="ro1">
          <table:table-cell office:value-type="string" calcext:value-type="string">
            <text:p>2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Frischkäsesuppe mit frischem Dill</text:p>
          </table:table-cell>
        </table:table-row>
        <table:table-row table:style-name="ro1">
          <table:table-cell office:value-type="string" calcext:value-type="string">
            <text:p>2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Jägerschnitzel mit Tomatensauce und Spirelli</text:p>
          </table:table-cell>
        </table:table-row>
        <table:table-row table:style-name="ro1">
          <table:table-cell office:value-type="string" calcext:value-type="string">
            <text:p>2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treide-Gemüse-Taler mit Sesamsauce und buntem Salat</text:p>
          </table:table-cell>
        </table:table-row>
        <table:table-row table:style-name="ro1">
          <table:table-cell office:value-type="string" calcext:value-type="string">
            <text:p>3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Cremesuppe mit Orangen und Ingwer dazu Sesam</text:p>
          </table:table-cell>
        </table:table-row>
        <table:table-row table:style-name="ro1">
          <table:table-cell office:value-type="string" calcext:value-type="string">
            <text:p>3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rdon Bleu vom Schwein mit Brokkoli und Kartoffelstampf</text:p>
          </table:table-cell>
        </table:table-row>
        <table:table-row table:style-name="ro1">
          <table:table-cell office:value-type="string" calcext:value-type="string">
            <text:p>3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arfalle mit Pilz-Ragout und Cherrytomaten dazu geriebenen Käse</text:p>
          </table:table-cell>
        </table:table-row>
        <table:table-row table:style-name="ro1">
          <table:table-cell office:value-type="string" calcext:value-type="string">
            <text:p>3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Erbsensuppe mit Wiener Würstchen</text:p>
          </table:table-cell>
        </table:table-row>
        <table:table-row table:style-name="ro1">
          <table:table-cell office:value-type="string" calcext:value-type="string">
            <text:p>3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s Zanderfilet auf Karotten-Lauch-Rahm und Kräuterreis</text:p>
          </table:table-cell>
        </table:table-row>
        <table:table-row table:style-name="ro1">
          <table:table-cell office:value-type="string" calcext:value-type="string">
            <text:p>3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ollkorn-Spaghetti mit Pesto und Tomatenwürfeln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2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</table:table-row>
        <table:table-row table:style-name="ro1">
          <table:table-cell office:value-type="string" calcext:value-type="string">
            <text:p>2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1" office:value-type="string" calcext:value-type="string">
            <text:p>Romana Salat mit Garnelen und Cocktailsauce</text:p>
          </table:table-cell>
        </table:table-row>
        <table:table-row table:style-name="ro1">
          <table:table-cell office:value-type="string" calcext:value-type="string">
            <text:p>2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1" office:value-type="string" calcext:value-type="string">
            <text:p>Gnocchi mit Taleggio, Radicchio und Walnüssen</text:p>
          </table:table-cell>
        </table:table-row>
        <table:table-row table:style-name="ro1">
          <table:table-cell office:value-type="string" calcext:value-type="string">
            <text:p>2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Burger der Woche mit Rindfleisch, Ricotta, Paprikasauce, Rucola und Bacon</text:p>
          </table:table-cell>
        </table:table-row>
        <table:table-row table:style-name="ro1">
          <table:table-cell office:value-type="string" calcext:value-type="string">
            <text:p>2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1" office:value-type="string" calcext:value-type="string">
            <text:p>Romana Salat mit Garnelen und Cocktailsauce</text:p>
          </table:table-cell>
        </table:table-row>
        <table:table-row table:style-name="ro1">
          <table:table-cell office:value-type="string" calcext:value-type="string">
            <text:p>2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1" office:value-type="string" calcext:value-type="string">
            <text:p>Gnocchi mit Taleggio, Radicchio und Walnüssen</text:p>
          </table:table-cell>
        </table:table-row>
        <table:table-row table:style-name="ro1">
          <table:table-cell office:value-type="string" calcext:value-type="string">
            <text:p>2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Burger der Woche mit Rindfleisch, Ricotta, Paprikasauce, Rucola und Bacon</text:p>
          </table:table-cell>
        </table:table-row>
        <table:table-row table:style-name="ro1">
          <table:table-cell office:value-type="string" calcext:value-type="string">
            <text:p>2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1" office:value-type="string" calcext:value-type="string">
            <text:p>Romana Salat mit Garnelen und Cocktailsauce</text:p>
          </table:table-cell>
        </table:table-row>
        <table:table-row table:style-name="ro1">
          <table:table-cell office:value-type="string" calcext:value-type="string">
            <text:p>2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1" office:value-type="string" calcext:value-type="string">
            <text:p>Gnocchi mit Taleggio, Radicchio und Walnüssen</text:p>
          </table:table-cell>
        </table:table-row>
        <table:table-row table:style-name="ro1">
          <table:table-cell office:value-type="string" calcext:value-type="string">
            <text:p>2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Burger der Woche mit Rindfleisch, Ricotta, Paprikasauce, Rucola und Bacon</text:p>
          </table:table-cell>
        </table:table-row>
        <table:table-row table:style-name="ro1">
          <table:table-cell office:value-type="string" calcext:value-type="string">
            <text:p>2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1" office:value-type="string" calcext:value-type="string">
            <text:p>Romana Salat mit Garnelen und Cocktailsauce</text:p>
          </table:table-cell>
        </table:table-row>
        <table:table-row table:style-name="ro1">
          <table:table-cell office:value-type="string" calcext:value-type="string">
            <text:p>2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1" office:value-type="string" calcext:value-type="string">
            <text:p>Gnocchi mit Taleggio, Radicchio und Walnüssen</text:p>
          </table:table-cell>
        </table:table-row>
        <table:table-row table:style-name="ro1">
          <table:table-cell office:value-type="string" calcext:value-type="string">
            <text:p>2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Burger der Woche mit Rindfleisch, Ricotta, Paprikasauce, Rucola und Bacon</text:p>
          </table:table-cell>
        </table:table-row>
        <table:table-row table:style-name="ro1">
          <table:table-cell office:value-type="string" calcext:value-type="string">
            <text:p>2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1" office:value-type="string" calcext:value-type="string">
            <text:p>Romana Salat mit Garnelen und Cocktailsauce</text:p>
          </table:table-cell>
        </table:table-row>
        <table:table-row table:style-name="ro1">
          <table:table-cell office:value-type="string" calcext:value-type="string">
            <text:p>2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1" office:value-type="string" calcext:value-type="string">
            <text:p>Gnocchi mit Taleggio, Radicchio und Walnüssen</text:p>
          </table:table-cell>
        </table:table-row>
        <table:table-row table:style-name="ro1">
          <table:table-cell office:value-type="string" calcext:value-type="string">
            <text:p>2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Burger der Woche mit Rindfleisch, Ricotta, Paprikasauce, Rucola und Bac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1T12:15:09.517156183</dc:date>
    <meta:editing-duration>PT5M54S</meta:editing-duration>
    <meta:editing-cycles>1</meta:editing-cycles>
    <meta:document-statistic meta:table-count="1" meta:cell-count="1108" meta:object-count="0"/>
    <meta:generator>LibreOffice/5.1.6.2$Linux_X86_64 LibreOffice_project/10m0$Build-2</meta:generator>
  </office:meta>
</office:document-meta>
</file>